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0000000355132496B752A92137.jpg" manifest:media-type="image/jpeg"/>
  <manifest:file-entry manifest:full-path="Pictures/10000001000005780000015EE958850AEAE83E8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3.422cm" svg:height="22.542cm" svg:x="-2.492cm" svg:y="-0.587cm">
          <draw:image xlink:href="Pictures/100000000000050000000355132496B752A92137.jpg" xlink:type="simple" xlink:show="embed" xlink:actuate="onLoad" draw:mime-type="image/jpeg">
            <text:p/>
          </draw:image>
        </draw:frame>
        <draw:frame draw:style-name="gr1" draw:text-style-name="P1" draw:layer="layout" svg:width="8.854cm" svg:height="2.214cm" svg:x="18.617cm" svg:y="16.215cm">
          <draw:image xlink:href="Pictures/10000001000005780000015EE958850AEAE83E8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3T14:45:05.364000000</meta:creation-date>
    <dc:date>2023-09-13T14:58:57.049000000</dc:date>
    <meta:editing-duration>PT10M53S</meta:editing-duration>
    <meta:editing-cycles>3</meta:editing-cycles>
    <meta:generator>LibreOffice/7.5.1.2$Windows_X86_64 LibreOffice_project/fcbaee479e84c6cd81291587d2ee68cba099e129</meta:generator>
    <meta:document-statistic meta:object-count="2"/>
  </office:meta>
</office:document-meta>
</file>